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35cc64" officeooo:paragraph-rsid="0035cc64"/>
    </style:style>
    <style:style style:name="P4" style:family="paragraph" style:parent-style-name="Standard">
      <style:text-properties style:font-name="Linux Libertine O" officeooo:rsid="0035cc64" officeooo:paragraph-rsid="00365ccf"/>
    </style:style>
    <style:style style:name="P5" style:family="paragraph" style:parent-style-name="Standard">
      <style:text-properties style:font-name="Linux Libertine O" officeooo:rsid="00365ccf" officeooo:paragraph-rsid="00365ccf"/>
    </style:style>
    <style:style style:name="P6" style:family="paragraph" style:parent-style-name="Standard">
      <style:text-properties officeooo:rsid="0035cc64" officeooo:paragraph-rsid="0035cc64"/>
    </style:style>
    <style:style style:name="P7" style:family="paragraph" style:parent-style-name="Standard">
      <style:text-properties officeooo:paragraph-rsid="0035cc64"/>
    </style:style>
    <style:style style:name="P8" style:family="paragraph" style:parent-style-name="Standard">
      <style:text-properties officeooo:paragraph-rsid="00365ccf"/>
    </style:style>
    <style:style style:name="P9" style:family="paragraph" style:parent-style-name="Heading">
      <style:text-properties officeooo:paragraph-rsid="003e9458"/>
    </style:style>
    <style:style style:name="P10" style:family="paragraph" style:parent-style-name="Standard">
      <style:text-properties officeooo:rsid="0035cc64" officeooo:paragraph-rsid="0035cc64"/>
    </style:style>
    <style:style style:name="P11" style:family="paragraph" style:parent-style-name="Standard">
      <style:text-properties style:font-name="Linux Libertine O" officeooo:rsid="0035cc64" officeooo:paragraph-rsid="002dda6f"/>
    </style:style>
    <style:style style:name="P12" style:family="paragraph" style:parent-style-name="Standard">
      <style:text-properties style:font-name="Linux Libertine O" officeooo:rsid="0035cc64" officeooo:paragraph-rsid="003e9458"/>
    </style:style>
    <style:style style:name="P13" style:family="paragraph" style:parent-style-name="Standard">
      <style:text-properties style:font-name="Linux Libertine O" officeooo:rsid="00365ccf" officeooo:paragraph-rsid="0035cc64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5cc6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e9458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6" style:family="text">
      <style:text-properties fo:color="#004586" style:font-name="Linux Libertine O" fo:font-size="18.2000007629395pt" officeooo:rsid="0035cc64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fo:font-weight="bold" officeooo:rsid="0035cc6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8" style:family="text">
      <style:text-properties fo:color="#004586" style:font-name="Linux Libertine O" fo:font-size="18.2000007629395pt" fo:font-weight="bold" officeooo:rsid="003e9458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9" style:family="text">
      <style:text-properties officeooo:rsid="0035cc64"/>
    </style:style>
    <style:style style:name="T10" style:family="text">
      <style:text-properties style:font-name="Linux Libertine O"/>
    </style:style>
    <style:style style:name="T11" style:family="text">
      <style:text-properties style:font-name="Linux Libertine O" officeooo:rsid="002dda6f"/>
    </style:style>
    <style:style style:name="T12" style:family="text">
      <style:text-properties style:font-name="Linux Libertine O" officeooo:rsid="0035cc64"/>
    </style:style>
    <style:style style:name="T13" style:family="text">
      <style:text-properties style:font-name="Linux Libertine O" officeooo:rsid="00365ccf"/>
    </style:style>
    <style:style style:name="T14" style:family="text">
      <style:text-properties style:font-name="Linux Libertine O" officeooo:rsid="003a772b"/>
    </style:style>
    <style:style style:name="T15" style:family="text">
      <style:text-properties style:font-name="Linux Libertine O" officeooo:rsid="003e9458"/>
    </style:style>
    <style:style style:name="T16" style:family="text">
      <style:text-properties officeooo:rsid="003e94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Roti canai (</text:span><text:span text:style-name="T8">5-6</text:span><text:span text:style-name="T7"> portions; 2 hrs)</text:span></text:h>
      <text:p text:style-name="P6"><text:span text:style-name="T15">Adapted f</text:span><text:span text:style-name="T10">rom</text:span><text:span text:style-name="T10"> my auntie's home recipe :)</text:span></text:p>
      <text:p text:style-name="P6"><text:span text:style-name="T10">Curry powder can use Adabi Kari </text:span><text:span text:style-name="T15">A</text:span><text:span text:style-name="T10">yam dan daging or Baba's meat curry powder.</text:span></text:p>
      <text:p text:style-name="P3"/>
      <text:p text:style-name="Heading"><text:span text:style-name="T1">For the </text:span><text:span text:style-name="T2">curry</text:span></text:p>
      <text:p text:style-name="P11">640g boneless chicken thighs</text:p>
      <text:p text:style-name="P11">500g potatoes (maris piper or your preference)</text:p>
      <text:p text:style-name="P11"/>
      <text:p text:style-name="P11">1 tin peeled plum tomatoes</text:p>
      <text:p text:style-name="P12">50g creamed coconut block</text:p>
      <text:p text:style-name="P12">50g malaysian chicken/<text:span text:style-name="T16">meat</text:span> curry powder</text:p>
      <text:p text:style-name="P12"/>
      <text:p text:style-name="P11">2 medium red onions</text:p>
      <text:p text:style-name="P11">4 cloves garlic</text:p>
      <text:p text:style-name="P11">4 stalks lemongrass</text:p>
      <text:p text:style-name="P11">1 chicken stock pot</text:p>
      <text:p text:style-name="P11">olive oil for frying</text:p>
      <text:p text:style-name="P1"/>
      <text:p text:style-name="P1"/>
      <text:p text:style-name="P13"><text:span text:style-name="T9">Trim the excess fat from the chicken, cut into bite-size pieces, and add salt to taste. Leave to marinade whilst completing the preparation.</text:span></text:p>
      <text:p text:style-name="P13">Chop the garlic and slice the onions. Trim the ends from the lemongrass and remove the outer layer if it's dried out, and bash them (<text:span text:style-name="T16">stem </text:span>should still be mostly in one piece).</text:p>
      <text:p text:style-name="P13">Scrub the potatoes (no need to peel) and chop a bit smaller than the chicken, e.g. 1cm x 2cm.</text:p>
      <text:p text:style-name="P13">Chop the coconut block and boil the kettle.</text:p>
      <text:p text:style-name="P13"/>
      <text:p text:style-name="P13">Heat 5 tbsp olive oil in a large saucepan. Fry the onions and garlic for a minute or two, then add the lemongrass. Fry for another couple of minutes.</text:p>
      <text:p text:style-name="P13">Add the curry powder and half a mug of hot water and mix immediately. Heat through for a minute then add the chicken and mix well.</text:p>
      <text:p text:style-name="P13">Fry on medium-high heat until the meat is sealed, turning as needed to cover the meat evenly.</text:p>
      <text:p text:style-name="P13"/>
      <text:p text:style-name="P13">Add the potatoes and tomatoes; break up the tomatoes. Mix well so that the juice filters down to the bottom of the pan. Turn down the heat and leave to simmer for 10-15min. Stir a couple of times, using the juice to unstick the seasoning from the pan.</text:p>
      <text:p text:style-name="P13"/>
      <text:p text:style-name="P13">Add the stock pot, creamed coconut, and 2 cans of hot water, and mix well. Bring to the boil, then simmer for 30-40 minutes until the potatoes and meat are well cooked.</text:p>
      <text:p text:style-name="P13">Stir occasionally to unstick the sauce from the pan.</text:p>
      <text:p text:style-name="P13"/>
      <text:p text:style-name="P13">Remove the lemongrass, and add more water if needed -- there should be plenty of liquid sauce. Serve with rice and/or parathas.</text:p>
      <text:p text:style-name="P13"/>
      <text:p text:style-name="P9"><text:span text:style-name="T1">For the </text:span><text:span text:style-name="T3">parathas</text:span></text:p>
      <text:p text:style-name="P12">3 frozen parathas per-person for a dinner meal, takes about 10 minutes</text:p>
      <text:p text:style-name="P12"/>
      <text:p text:style-name="P12">Fry these individually on medium-high heat, turning several times to brown without burning. </text:p>
      <text:p text:style-name="P12">If making a large batch, keep warm in the oven on about 100 degrees. Use multiple baking trays or grills <text:span text:style-name="T16">if you want</text:span> to prevent them being squashed. Serve covered on a heated pla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4-23T22:26:37.731644177</dc:date>
    <meta:editing-duration>PT1H27M13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401" meta:character-count="2196" meta:non-whitespace-character-count="1823"/>
  </office:meta>
</office:document-meta>
</file>